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6cm" fo:break-before="auto" style:use-optimal-row-height="true"/>
    </style:style>
    <style:style style:name="ro4" style:family="table-row">
      <style:table-row-properties style:row-height="1.42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1.351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7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4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]&lt;&gt;&quot;&quot;;&quot;&quot;;[.B3])" office:value-type="float" office:value="1">
            <text:p>1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13">
            <text:p>0,130 €</text:p>
          </table:table-cell>
          <table:table-cell table:style-name="ce116" table:formula="of:=[.B3]" office:value-type="float" office:value="1">
            <text:p>1</text:p>
          </table:table-cell>
          <table:table-cell table:style-name="ce133" table:formula="of:=[.Z3]*[.AA3]" office:value-type="float" office:value="0.13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2, C6, C7, C10</text:p>
            <text:p/>
          </table:table-cell>
          <table:table-cell table:style-name="ce17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4">
            <text:p>4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Mouser">
            <text:p>Mouser</text:p>
          </table:table-cell>
          <table:table-cell table:style-name="ce122" table:formula="of:=IF([.B4]&lt;&gt;&quot;&quot;;MIN([.H4];[.K4];[.N4];[.R4];[.U4]);&quot;&quot;)" office:value-type="currency" office:currency="EUR" office:value="0.007">
            <text:p>0,007 €</text:p>
          </table:table-cell>
          <table:table-cell table:style-name="ce116" table:formula="of:=[.B4]" office:value-type="float" office:value="4">
            <text:p>4</text:p>
          </table:table-cell>
          <table:table-cell table:style-name="ce133" table:formula="of:=[.Z4]*[.AA4]" office:value-type="float" office:value="0.028">
            <text:p>0,02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3" office:value-type="string">
            <text:p>2u2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3, C5, C8, C9</text:p>
            <text:p/>
          </table:table-cell>
          <table:table-cell table:style-name="ce13" office:value-type="string">
            <text:p>1828829</text:p>
          </table:table-cell>
          <table:table-cell table:style-name="ce13" office:value-type="string">
            <text:p>GRM21BR71C225KA12L</text:p>
          </table:table-cell>
          <table:table-cell table:style-name="ce45" office:value-type="float" office:value="0.198">
            <text:p>0,19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54-1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225M4RECLR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031</text:p>
          </table:table-cell>
          <table:table-cell table:style-name="ce13" office:value-type="string">
            <text:p>CL21B225KAFNNNF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B225KOFNNNG</text:p>
          </table:table-cell>
          <table:table-cell table:style-name="ce45" office:value-type="float" office:value="0.0711">
            <text:p>0,07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4">
            <text:p>4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RS">
            <text:p>RS</text:p>
          </table:table-cell>
          <table:table-cell table:style-name="ce122" table:formula="of:=IF([.B5]&lt;&gt;&quot;&quot;;MIN([.H5];[.K5];[.N5];[.R5];[.U5]);&quot;&quot;)" office:value-type="currency" office:currency="EUR" office:value="0.069">
            <text:p>0,069 €</text:p>
          </table:table-cell>
          <table:table-cell table:style-name="ce116" table:formula="of:=[.B5]" office:value-type="float" office:value="4">
            <text:p>4</text:p>
          </table:table-cell>
          <table:table-cell table:style-name="ce133" table:formula="of:=[.Z5]*[.AA5]" office:value-type="float" office:value="0.276">
            <text:p>0,27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4</text:p>
          </table:table-cell>
          <table:table-cell table:style-name="ce17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2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017">
            <text:p>0,017</text:p>
          </table:table-cell>
          <table:table-cell table:number-columns-repeated="996"/>
        </table:table-row>
        <table:table-row table:style-name="ro5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3" office:value-type="string">
            <text:p>D1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2645">
            <text:p>0,026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2645">
            <text:p>0,02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7" office:value-type="string">
            <text:p>IC1</text:p>
          </table:table-cell>
          <table:table-cell table:style-name="ce17" office:value-type="string">
            <text:p>1224413</text:p>
          </table:table-cell>
          <table:table-cell table:style-name="ce24" office:value-type="string">
            <text:p>M24C32-WMN6P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511-M24C32-WMN6P</text:p>
          </table:table-cell>
          <table:table-cell table:style-name="ce72" office:value-type="float" office:value="0.21">
            <text:p>0,21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6" office:value-type="float" office:value="0.165">
            <text:p>0,165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65">
            <text:p>0,165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74HC1G126GW.125</text:p>
          </table:table-cell>
          <table:table-cell table:style-name="ce23" office:value-type="string">
            <text:p>TSSOP-5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1727-6037-1-ND </text:p>
          </table:table-cell>
          <table:table-cell table:style-name="ce71" office:value-type="float" office:value="0.36">
            <text:p>0,3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HC1G126GW125</text:p>
          </table:table-cell>
          <table:table-cell table:style-name="ce71" office:value-type="float" office:value="0.369">
            <text:p>0,36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82</text:p>
          </table:table-cell>
          <table:table-cell table:style-name="ce13" office:value-type="string">
            <text:p>74HC1G126GW,125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74HC1G126GW.125</text:p>
          </table:table-cell>
          <table:table-cell table:style-name="ce45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2" table:formula="of:=IF([.B9]&lt;&gt;&quot;&quot;;MIN([.H9];[.K9];[.N9];[.R9];[.U9]);&quot;&quot;)" office:value-type="currency" office:currency="EUR" office:value="0.024">
            <text:p>0,024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024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4" office:value-type="string">
            <text:p>SOT-23-5</text:p>
          </table:table-cell>
          <table:table-cell table:style-name="ce17" office:value-type="string">
            <text:p>IC3</text:p>
          </table:table-cell>
          <table:table-cell table:style-name="ce17" office:value-type="string">
            <text:p>1053660</text:p>
          </table:table-cell>
          <table:table-cell table:style-name="ce24" office:value-type="string">
            <text:p>LP2985A-33DBVTE4 .</text:p>
          </table:table-cell>
          <table:table-cell table:style-name="ce46" office:value-type="float" office:value="0.61">
            <text:p>0,6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476-1-ND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LP2985-33DBVR</text:p>
          </table:table-cell>
          <table:table-cell table:style-name="ce72" office:value-type="float" office:value="0.507">
            <text:p>0,507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60-6733</text:p>
          </table:table-cell>
          <table:table-cell table:style-name="ce14" office:value-type="string">
            <text:p>LP2985-33DBVT</text:p>
          </table:table-cell>
          <table:table-cell table:style-name="ce72" office:value-type="float" office:value="0.737">
            <text:p>0,737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LP2985-33DBVR</text:p>
          </table:table-cell>
          <table:table-cell table:style-name="ce46" office:value-type="float" office:value="0.36159">
            <text:p>0,362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36159">
            <text:p>0,362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36159">
            <text:p>0,36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STM32F030C6T6 </text:p>
          </table:table-cell>
          <table:table-cell table:style-name="ce23" office:value-type="string">
            <text:p>LQFP-48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2393632</text:p>
          </table:table-cell>
          <table:table-cell table:style-name="ce13" office:value-type="string">
            <text:p>STM32F030C6T6 </text:p>
          </table:table-cell>
          <table:table-cell table:style-name="ce45" office:value-type="float" office:value="1.35">
            <text:p>1,3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TM32F030C6T6TR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030C6T6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92-0993</text:p>
          </table:table-cell>
          <table:table-cell table:style-name="ce13" office:value-type="string">
            <text:p>STM32F030C6T6TR</text:p>
          </table:table-cell>
          <table:table-cell table:style-name="ce71" office:value-type="float" office:value="0.972">
            <text:p>0,97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STM32F030C6T6</text:p>
          </table:table-cell>
          <table:table-cell table:style-name="ce45" office:value-type="float" office:value="0.94">
            <text:p>0,940</text:p>
          </table:table-cell>
          <table:table-cell table:style-name="ce78" office:value-type="float" office:value="4">
            <text:p>4</text:p>
          </table:table-cell>
          <table:table-cell table:style-name="ce104"/>
          <table:table-cell table:style-name="ce78" table:formula="of:=IF([.W11]&lt;&gt;&quot;&quot;;&quot;&quot;;[.B11])" office:value-type="float" office:value="1">
            <text:p>1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94">
            <text:p>0,940 €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94">
            <text:p>0,9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LN2803ADWR</text:p>
          </table:table-cell>
          <table:table-cell table:style-name="ce24" office:value-type="string">
            <text:p>SOIC-18</text:p>
          </table:table-cell>
          <table:table-cell table:style-name="ce17" office:value-type="string">
            <text:p>IC5, IC6</text:p>
          </table:table-cell>
          <table:table-cell table:style-name="ce17" office:value-type="string">
            <text:p>3125103 </text:p>
          </table:table-cell>
          <table:table-cell table:style-name="ce24" office:value-type="string">
            <text:p>ULN2803ADWR </text:p>
          </table:table-cell>
          <table:table-cell table:style-name="ce46" office:value-type="float" office:value="1.12">
            <text:p>1,12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5777-1-ND</text:p>
          </table:table-cell>
          <table:table-cell table:style-name="ce72" office:value-type="float" office:value="1.09">
            <text:p>1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ULN2803ADWR</text:p>
          </table:table-cell>
          <table:table-cell table:style-name="ce72" office:value-type="float" office:value="1.09">
            <text:p>1,09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46-6311</text:p>
          </table:table-cell>
          <table:table-cell table:style-name="ce14" office:value-type="string">
            <text:p>ULN2803ADW</text:p>
          </table:table-cell>
          <table:table-cell table:style-name="ce72" office:value-type="float" office:value="1.336">
            <text:p>1,336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ULN2803ADWR</text:p>
          </table:table-cell>
          <table:table-cell table:style-name="ce46" office:value-type="float" office:value="0.874">
            <text:p>0,874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12]&lt;&gt;&quot;&quot;;&quot;&quot;;[.B12])" office:value-type="float" office:value="2">
            <text:p>2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874">
            <text:p>0,874 €</text:p>
          </table:table-cell>
          <table:table-cell table:style-name="ce116" table:formula="of:=[.B12]" office:value-type="float" office:value="2">
            <text:p>2</text:p>
          </table:table-cell>
          <table:table-cell table:style-name="ce133" table:formula="of:=[.Z12]*[.AA12]" office:value-type="float" office:value="1.748">
            <text:p>1,7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13" office:value-type="string">
            <text:p>3572.1220.051</text:p>
            <text:p/>
          </table:table-cell>
          <table:table-cell table:style-name="ce23" office:value-type="string">
            <text:p><text:span text:style-name="T1">THT</text:span>; reed relay</text:p>
          </table:table-cell>
          <table:table-cell table:style-name="ce13" office:value-type="string">
            <text:p>K1, K2, K3, K4, K5, K6, K7, K8, K9, K10, K11, K12, K13, K14, K15, K16, K17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3572.1220.051</text:p>
            <text:p/>
          </table:table-cell>
          <table:table-cell table:style-name="ce45" office:value-type="float" office:value="1.54">
            <text:p>1,540</text:p>
          </table:table-cell>
          <table:table-cell table:style-name="ce78" office:value-type="float" office:value="14">
            <text:p>14</text:p>
          </table:table-cell>
          <table:table-cell table:style-name="ce104" table:formula="of:=[.B13]" office:value-type="float" office:value="17">
            <text:p>17</text:p>
          </table:table-cell>
          <table:table-cell table:style-name="ce78" table:formula="of:=IF([.W13]&lt;&gt;&quot;&quot;;&quot;&quot;;[.B13])">
            <text:p/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1.54">
            <text:p>1,540 €</text:p>
          </table:table-cell>
          <table:table-cell table:style-name="ce116" table:formula="of:=[.B13]" office:value-type="float" office:value="17">
            <text:p>17</text:p>
          </table:table-cell>
          <table:table-cell table:style-name="ce133" table:formula="of:=[.Z13]*[.AA13]" office:value-type="float" office:value="26.18">
            <text:p>26,1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7" office:value-type="string">
            <text:p>Q1</text:p>
          </table:table-cell>
          <table:table-cell table:style-name="ce17" office:value-type="string">
            <text:p>1713825</text:p>
          </table:table-cell>
          <table:table-cell table:style-name="ce24" office:value-type="string">
            <text:p>2N7002K-7 </text:p>
          </table:table-cell>
          <table:table-cell table:style-name="ce46" office:value-type="float" office:value="0.148">
            <text:p>0,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,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,11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2" office:value-type="float" office:value="1.25">
            <text:p>1,250</text:p>
          </table:table-cell>
          <table:table-cell table:style-name="ce79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6" office:value-type="float" office:value="0.0192">
            <text:p>0,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192">
            <text:p>0,019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0192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1">
            <text:p>1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RS">
            <text:p>RS</text:p>
          </table:table-cell>
          <table:table-cell table:style-name="ce122" table:formula="of:=IF([.B15]&lt;&gt;&quot;&quot;;MIN([.H15];[.K15];[.N15];[.R15];[.U15]);&quot;&quot;)" office:value-type="currency" office:currency="EUR" office:value="0.002">
            <text:p>0,002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0.002">
            <text:p>0,00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5]+1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</text:p>
          </table:table-cell>
          <table:table-cell table:style-name="ce17" office:value-type="string">
            <text:p>2447551</text:p>
          </table:table-cell>
          <table:table-cell table:style-name="ce24" office:value-type="string">
            <text:p>MCWR08X1003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F1003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Farnell">
            <text:p>Farnell</text:p>
          </table:table-cell>
          <table:table-cell table:style-name="ce122" table:formula="of:=IF([.B16]&lt;&gt;&quot;&quot;;MIN([.H16];[.K16];[.N16];[.R16];[.U16]);&quot;&quot;)" office:value-type="currency" office:currency="EUR" office:value="0.0097">
            <text:p>0,010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0.0097">
            <text:p>0,0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6]+1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4D03WGJ0330T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2" table:formula="of:=IF([.B17]&lt;&gt;&quot;&quot;;MIN([.H17];[.K17];[.N17];[.R17];[.U17]);&quot;&quot;)" office:value-type="currency" office:currency="EUR" office:value="0.004">
            <text:p>0,004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004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7]+1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10K-4/8 </text:p>
          </table:table-cell>
          <table:table-cell table:style-name="ce24" office:value-type="string">
            <text:p>1206 resistor array</text:p>
          </table:table-cell>
          <table:table-cell table:style-name="ce17" office:value-type="string">
            <text:p>RN2</text:p>
          </table:table-cell>
          <table:table-cell table:style-name="ce17" office:value-type="string">
            <text:p>1770137</text:p>
          </table:table-cell>
          <table:table-cell table:style-name="ce24" office:value-type="string">
            <text:p>CAY16-103J4LF </text:p>
          </table:table-cell>
          <table:table-cell table:style-name="ce46" office:value-type="float" office:value="0.0314">
            <text:p>0,03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103J4LFCT-ND </text:p>
          </table:table-cell>
          <table:table-cell table:style-name="ce72" office:value-type="float" office:value="0.058">
            <text:p>0,05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AY16-103J4LF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22-5585</text:p>
          </table:table-cell>
          <table:table-cell table:style-name="ce14" office:value-type="string">
            <text:p>CAY16-103J4LF</text:p>
          </table:table-cell>
          <table:table-cell table:style-name="ce72" office:value-type="float" office:value="0.012">
            <text:p>0,012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4D03WGJ0103T</text:p>
          </table:table-cell>
          <table:table-cell table:style-name="ce46" office:value-type="float" office:value="0.0105">
            <text:p>0,01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1">
            <text:p>1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105">
            <text:p>0,011 €</text:p>
          </table:table-cell>
          <table:table-cell table:style-name="ce116" table:formula="of:=[.B18]" office:value-type="float" office:value="1">
            <text:p>1</text:p>
          </table:table-cell>
          <table:table-cell table:style-name="ce133" table:formula="of:=[.Z18]*[.AA18]" office:value-type="float" office:value="0.0105">
            <text:p>0,011</text:p>
          </table:table-cell>
          <table:table-cell table:number-columns-repeated="996"/>
        </table:table-row>
        <table:table-row table:style-name="ro3">
          <table:table-cell table:style-name="ce3" table:formula="of:=[.A18]+1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DS1014-10RF1B</text:p>
          </table:table-cell>
          <table:table-cell table:style-name="ce23" office:value-type="string">
            <text:p><text:span text:style-name="T1">THT</text:span>, 10-pin 2mm IDC, right angle</text:p>
          </table:table-cell>
          <table:table-cell table:style-name="ce13" office:value-type="string">
            <text:p>X1, X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BHR-10-HUA</text:p>
          </table:table-cell>
          <table:table-cell table:style-name="ce71" office:value-type="float" office:value="0.65">
            <text:p>0,6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DS1014-10RF1B</text:p>
          </table:table-cell>
          <table:table-cell table:style-name="ce45" office:value-type="float" office:value="0.22">
            <text:p>0,220</text:p>
          </table:table-cell>
          <table:table-cell table:style-name="ce78" office:value-type="float" office:value="3">
            <text:p>3</text:p>
          </table:table-cell>
          <table:table-cell table:style-name="ce104" table:formula="of:=[.B19]" office:value-type="float" office:value="2">
            <text:p>2</text:p>
          </table:table-cell>
          <table:table-cell table:style-name="ce78" table:formula="of:=IF([.W19]&lt;&gt;&quot;&quot;;&quot;&quot;;[.B19])">
            <text:p/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22">
            <text:p>0,220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44">
            <text:p>0,4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4" office:value-type="string">
            <text:p><text:span text:style-name="T1">THT</text:span>, 28-pin 0.1" header right angled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,5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 table:formula="of:=[.B20]" office:value-type="float" office:value="1">
            <text:p>1</text:p>
          </table:table-cell>
          <table:table-cell table:style-name="ce79" table:formula="of:=IF([.W20]&lt;&gt;&quot;&quot;;&quot;&quot;;[.B20])">
            <text:p/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Digikey">
            <text:p>Digikey</text:p>
          </table:table-cell>
          <table:table-cell table:style-name="ce122" table:formula="of:=IF([.B20]&lt;&gt;&quot;&quot;;MIN([.H20];[.K20];[.N20];[.R20];[.U20]);&quot;&quot;)" office:value-type="currency" office:currency="EUR" office:value="1.03">
            <text:p>1,030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1.03">
            <text:p>1,030</text:p>
          </table:table-cell>
          <table:table-cell table:number-columns-repeated="996"/>
        </table:table-row>
        <table:table-row table:style-name="ro4">
          <table:table-cell table:style-name="ce3" table:formula="of:=[.A20]+1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691327310016 </text:p>
          </table:table-cell>
          <table:table-cell table:style-name="ce23" office:value-type="string">
            <text:p><text:span text:style-name="T1">THT</text:span>, 16-pin 3.81mm terminal block header, male pins</text:p>
          </table:table-cell>
          <table:table-cell table:style-name="ce13" office:value-type="string">
            <text:p>X5, X6</text:p>
          </table:table-cell>
          <table:table-cell table:style-name="ce13" office:value-type="string">
            <text:p>1793077</text:p>
          </table:table-cell>
          <table:table-cell table:style-name="ce13" office:value-type="string">
            <text:p>MCD 1,5/ 8-G1-3,81</text:p>
          </table:table-cell>
          <table:table-cell table:style-name="ce45" office:value-type="float" office:value="5.77">
            <text:p>5,7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732-691327310016-ND</text:p>
          </table:table-cell>
          <table:table-cell table:style-name="ce71" office:value-type="float" office:value="7.81">
            <text:p>7,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3130</text:p>
          </table:table-cell>
          <table:table-cell table:style-name="ce71" office:value-type="float" office:value="9.27">
            <text:p>9,2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91-1724</text:p>
          </table:table-cell>
          <table:table-cell table:style-name="ce13" office:value-type="string">
            <text:p>691327310016</text:p>
          </table:table-cell>
          <table:table-cell table:style-name="ce71" office:value-type="float" office:value="7.9">
            <text:p>7,90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21]" office:value-type="float" office:value="2">
            <text:p>2</text:p>
          </table:table-cell>
          <table:table-cell table:style-name="ce78" table:formula="of:=IF([.W21]&lt;&gt;&quot;&quot;;&quot;&quot;;[.B21])">
            <text:p/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2" table:formula="of:=IF([.B21]&lt;&gt;&quot;&quot;;MIN([.H21];[.K21];[.N21];[.R21];[.U21]);&quot;&quot;)" office:value-type="currency" office:currency="EUR" office:value="5.77">
            <text:p>5,770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11.54">
            <text:p>11,5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MM3Z18VT1G</text:p>
          </table:table-cell>
          <table:table-cell table:style-name="ce24" office:value-type="string">
            <text:p>SOD-323</text:p>
          </table:table-cell>
          <table:table-cell table:style-name="ce17" office:value-type="string">
            <text:p>ZD1, ZD2, ZD3</text:p>
          </table:table-cell>
          <table:table-cell table:style-name="ce17" office:value-type="string">
            <text:p>1431193</text:p>
          </table:table-cell>
          <table:table-cell table:style-name="ce24" office:value-type="string">
            <text:p>MM3Z18VT1G</text:p>
          </table:table-cell>
          <table:table-cell table:style-name="ce46" office:value-type="float" office:value="0.109">
            <text:p>0,1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3Z18VT1GOSCT-ND</text:p>
          </table:table-cell>
          <table:table-cell table:style-name="ce72" office:value-type="float" office:value="0.103">
            <text:p>0,10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3Z18VT1G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802-4574</text:p>
          </table:table-cell>
          <table:table-cell table:style-name="ce14" office:value-type="string">
            <text:p>MM3Z18VT1G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200">
            <text:p>200</text:p>
          </table:table-cell>
          <table:table-cell table:style-name="ce96" office:value-type="string">
            <text:p>MM3Z18VT1G</text:p>
          </table:table-cell>
          <table:table-cell table:style-name="ce46" office:value-type="float" office:value="0.0252">
            <text:p>0,025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2]&lt;&gt;&quot;&quot;;&quot;&quot;;[.B22])" office:value-type="float" office:value="3">
            <text:p>3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2" table:formula="of:=IF([.B22]&lt;&gt;&quot;&quot;;MIN([.H22];[.K22];[.N22];[.R22];[.U22]);&quot;&quot;)" office:value-type="currency" office:currency="EUR" office:value="0.0252">
            <text:p>0,025 €</text:p>
          </table:table-cell>
          <table:table-cell table:style-name="ce116" table:formula="of:=[.B22]" office:value-type="float" office:value="3">
            <text:p>3</text:p>
          </table:table-cell>
          <table:table-cell table:style-name="ce133" table:formula="of:=[.Z22]*[.AA22]" office:value-type="float" office:value="0.0756">
            <text:p>0,076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22])" office:value-type="float" office:value="22">
            <text:p>22</text:p>
          </table:table-cell>
          <table:table-cell table:style-name="ce110" table:formula="of:=SUM([.X3:.X22])" office:value-type="float" office:value="25">
            <text:p>25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22])" office:value-type="currency" office:currency="EUR" office:value="43.02704">
            <text:p>43,03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/>
          <table:table-cell table:style-name="ce13" office:value-type="string">
            <text:p>X4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 office:value-type="float" office:value="1">
            <text:p>1</text:p>
          </table:table-cell>
          <table:table-cell table:style-name="ce78" table:formula="of:=IF([.W26]&lt;&gt;&quot;&quot;;&quot;&quot;;[.B26])">
            <text:p/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0">
            <text:p>0,000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3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MB-1</text:p>
          </table:table-cell>
          <table:table-cell table:style-name="ce45" office:value-type="float" office:value="0.0723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0723">
            <text:p>0,072 €</text:p>
          </table:table-cell>
          <table:table-cell table:style-name="ce116" table:formula="of:=[.B29]" office:value-type="float" office:value="2">
            <text:p>2</text:p>
          </table:table-cell>
          <table:table-cell table:style-name="ce133" table:formula="of:=[.Z29]*[.AA29]" office:value-type="float" office:value="0.1446">
            <text:p>0,145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4">
            <text:p>4</text:p>
          </table:table-cell>
          <table:table-cell table:style-name="ce17" office:value-type="string">
            <text:p>TJ0831530000G </text:p>
          </table:table-cell>
          <table:table-cell table:style-name="ce17" office:value-type="string">
            <text:p>8-pin 3.81mm pluggable terminal block</text:p>
          </table:table-cell>
          <table:table-cell table:style-name="ce36"/>
          <table:table-cell table:style-name="ce17" office:value-type="string">
            <text:p>2579776</text:p>
          </table:table-cell>
          <table:table-cell table:style-name="ce24" office:value-type="string">
            <text:p>EBK-08-B</text:p>
          </table:table-cell>
          <table:table-cell table:style-name="ce46" office:value-type="float" office:value="2.4">
            <text:p>2,4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609-3803-ND</text:p>
          </table:table-cell>
          <table:table-cell table:style-name="ce72" office:value-type="float" office:value="1.76">
            <text:p>1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220004-D081B01LF </text:p>
          </table:table-cell>
          <table:table-cell table:style-name="ce72" office:value-type="float" office:value="1.53">
            <text:p>1,5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>
            <text:p>15EDGK-3.81-08P-14-00A(H)</text:p>
          </table:table-cell>
          <table:table-cell table:style-name="ce46" office:value-type="float" office:value="1.43">
            <text:p>1,4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1.43">
            <text:p>1,430 €</text:p>
          </table:table-cell>
          <table:table-cell table:style-name="ce116" table:formula="of:=[.B30]" office:value-type="float" office:value="4">
            <text:p>4</text:p>
          </table:table-cell>
          <table:table-cell table:style-name="ce133" table:formula="of:=[.Z30]*[.AA30]" office:value-type="float" office:value="5.72">
            <text:p>5,72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29:.AB30])" office:value-type="currency" office:currency="EUR" office:value="5.8646">
            <text:p>5,86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31 x 95 mm</text:p>
          </table:table-cell>
          <table:table-cell table:style-name="ce23"/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JLCPCB</text:p>
          </table:table-cell>
          <table:table-cell table:style-name="ce122" table:formula="of:=21.09/5" office:value-type="currency" office:currency="EUR" office:value="4.218">
            <text:p>4,218 €</text:p>
          </table:table-cell>
          <table:table-cell table:style-name="ce116" office:value-type="float" office:value="1">
            <text:p>1</text:p>
          </table:table-cell>
          <table:table-cell table:style-name="ce133" table:formula="of:=[.Z34]*[.AA34]" office:value-type="float" office:value="4.218">
            <text:p>4,218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34:.AB34])" office:value-type="currency" office:currency="EUR" office:value="4.218">
            <text:p>4,22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23]+[.AB31]+[.AB35]" office:value-type="currency" office:currency="EUR" office:value="53.10964">
            <text:p>53,11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4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6" table:number-rows-repeated="20">
          <table:table-cell table:number-columns-repeated="1024"/>
        </table:table-row>
        <table:table-row table:style-name="ro15" table:number-rows-repeated="25">
          <table:table-cell table:number-columns-repeated="1024"/>
        </table:table-row>
        <table:table-row table:style-name="ro16" table:number-rows-repeated="8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6" table:contains-header="false">
          <table:sort>
            <table:sort-by table:field-number="4" table:data-type="automatic"/>
          </table:sort>
        </table:database-range>
        <table:database-range table:target-range-address="'EEZ PSU consolidated BOM'.A17:'EEZ PSU consolidated BOM'.AMJ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8">08.12.2020</text:date>, <text:time>11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UX14D BOM (r1B2, 2020-12-07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12-08T11:59:20</dc:date>
    <meta:editing-cycles>2860</meta:editing-cycles>
    <meta:editing-duration>P14DT13H55M57S</meta:editing-duration>
    <meta:generator>OpenOffice/4.1.7$Unix OpenOffice.org_project/417m1$Build-9800</meta:generator>
    <meta:document-statistic meta:table-count="1" meta:cell-count="6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